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hreadPool.setKeepAliveTime( long keepAliv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isQueu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setFactory( Thread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ThreadPool.getMinPoo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DefaultThreadPool( final ChannelWrapper 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hreadPool.isDaem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setMinPoolSize( int minPoo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initPrior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ThreadPool.setShutdownWaitTimeMs( int shutdownWaitTime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DefaultThreadP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setQueueSize( int queu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setBlockPolicy( final String blockPolicy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ThreadPool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setMaxPoolSize( int maxPoo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shutdow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ThreadPool.getQueu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initQueue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ThreadPool.getKeepAliv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setPriority( int 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getMaxQueue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getBlock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setShutdownGraceful( boolean shutdownGracefu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isShutdownGrace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initMaxPool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hreadPool.convertPriority( final String prior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ThreadPool.setDaemon( boolean daem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DefaultThreadPool.initMinPoolSiz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ThreadPool.getMaxPoo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setPoolPriority( String poolPrior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initKeepAliveTi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ThreadPool.initFa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ThreadPool.getShutdownWaitTime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Pool.initDaem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hreadPool.execute( Runnable comma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ThreadPoo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